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21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20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20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9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9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8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8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8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7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7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7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6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6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23336272" calcext:value-type="float">
            <text:p>17.692333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96697968" calcext:value-type="float">
            <text:p>17.6796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90957968" calcext:value-type="float">
            <text:p>17.659095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22377968" calcext:value-type="float">
            <text:p>17.65223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38557968" calcext:value-type="float">
            <text:p>17.643855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45518984" calcext:value-type="float">
            <text:p>17.624551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39229128" calcext:value-type="float">
            <text:p>17.61392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11837968" calcext:value-type="float">
            <text:p>17.60118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94998984" calcext:value-type="float">
            <text:p>17.58949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934" calcext:value-type="float">
            <text:p>17.579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61317968" calcext:value-type="float">
            <text:p>17.56613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18417968" calcext:value-type="float">
            <text:p>17.53184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3498984" calcext:value-type="float">
            <text:p>17.53234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046" calcext:value-type="float">
            <text:p>17.5130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95838984" calcext:value-type="float">
            <text:p>17.49958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51058984" calcext:value-type="float">
            <text:p>17.48510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24057968" calcext:value-type="float">
            <text:p>17.472405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0468" calcext:value-type="float">
            <text:p>17.460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70058984" calcext:value-type="float">
            <text:p>17.44700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694" calcext:value-type="float">
            <text:p>17.42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23017968" calcext:value-type="float">
            <text:p>17.40230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1982" calcext:value-type="float">
            <text:p>17.3819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2497968" calcext:value-type="float">
            <text:p>17.36724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40418984" calcext:value-type="float">
            <text:p>17.354041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8642" calcext:value-type="float">
            <text:p>17.3286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08617968" calcext:value-type="float">
            <text:p>17.31086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03817968" calcext:value-type="float">
            <text:p>17.28038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70798984" calcext:value-type="float">
            <text:p>17.27707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06637968" calcext:value-type="float">
            <text:p>17.25066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1868" calcext:value-type="float">
            <text:p>17.231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71357968" calcext:value-type="float">
            <text:p>17.217135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40842608" calcext:value-type="float">
            <text:p>17.204084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9196" calcext:value-type="float">
            <text:p>17.189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58278984" calcext:value-type="float">
            <text:p>17.16582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4238" calcext:value-type="float">
            <text:p>17.1442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1378" calcext:value-type="float">
            <text:p>17.1213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74077968" calcext:value-type="float">
            <text:p>17.1074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6917968" calcext:value-type="float">
            <text:p>17.09369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75298984" calcext:value-type="float">
            <text:p>17.06752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6218984" calcext:value-type="float">
            <text:p>17.041621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7297968" calcext:value-type="float">
            <text:p>17.01672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08217968" calcext:value-type="float">
            <text:p>16.99082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7717968" calcext:value-type="float">
            <text:p>16.97177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48478984" calcext:value-type="float">
            <text:p>16.94484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3258" calcext:value-type="float">
            <text:p>16.923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6494" calcext:value-type="float">
            <text:p>16.906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03317968" calcext:value-type="float">
            <text:p>16.88033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2486" calcext:value-type="float">
            <text:p>16.8424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3558984" calcext:value-type="float">
            <text:p>16.81835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07358984" calcext:value-type="float">
            <text:p>16.81073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10178984" calcext:value-type="float">
            <text:p>16.78101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30777968" calcext:value-type="float">
            <text:p>16.75307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42157968" calcext:value-type="float">
            <text:p>16.714215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17698984" calcext:value-type="float">
            <text:p>16.70176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3057968" calcext:value-type="float">
            <text:p>16.672305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40458984" calcext:value-type="float">
            <text:p>16.62404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5692" calcext:value-type="float">
            <text:p>16.585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19097968" calcext:value-type="float">
            <text:p>16.55190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4638" calcext:value-type="float">
            <text:p>16.5346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09497968" calcext:value-type="float">
            <text:p>16.49094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81837968" calcext:value-type="float">
            <text:p>16.45818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198" calcext:value-type="float">
            <text:p>16.443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5098" calcext:value-type="float">
            <text:p>16.405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6997968" calcext:value-type="float">
            <text:p>16.39569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42697968" calcext:value-type="float">
            <text:p>16.3842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062" calcext:value-type="float">
            <text:p>16.39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51257968" calcext:value-type="float">
            <text:p>16.375125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70157968" calcext:value-type="float">
            <text:p>16.257015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4974" calcext:value-type="float">
            <text:p>16.1749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76637968" calcext:value-type="float">
            <text:p>16.10766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3078984" calcext:value-type="float">
            <text:p>16.05330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2737968" calcext:value-type="float">
            <text:p>16.03527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1332" calcext:value-type="float">
            <text:p>15.991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54898984" calcext:value-type="float">
            <text:p>15.98548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5057968" calcext:value-type="float">
            <text:p>15.986505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2657968" calcext:value-type="float">
            <text:p>15.971265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151" calcext:value-type="float">
            <text:p>15.891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6257968" calcext:value-type="float">
            <text:p>15.803625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054" calcext:value-type="float">
            <text:p>15.75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88838984" calcext:value-type="float">
            <text:p>15.70888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1574" calcext:value-type="float">
            <text:p>15.641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70297968" calcext:value-type="float">
            <text:p>15.60702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4858984" calcext:value-type="float">
            <text:p>15.57248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2017968" calcext:value-type="float">
            <text:p>15.45920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38958984" calcext:value-type="float">
            <text:p>15.42389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58617968" calcext:value-type="float">
            <text:p>15.40586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2698984" calcext:value-type="float">
            <text:p>15.36826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40738984" calcext:value-type="float">
            <text:p>15.32407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35657968" calcext:value-type="float">
            <text:p>15.323565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3978984" calcext:value-type="float">
            <text:p>15.24939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98678984" calcext:value-type="float">
            <text:p>15.19986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73838984" calcext:value-type="float">
            <text:p>15.13738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77598984" calcext:value-type="float">
            <text:p>15.09775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88978984" calcext:value-type="float">
            <text:p>15.05889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2162" calcext:value-type="float">
            <text:p>15.0121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21897968" calcext:value-type="float">
            <text:p>14.98218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8997968" calcext:value-type="float">
            <text:p>14.94789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04677968" calcext:value-type="float">
            <text:p>14.92046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4938984" calcext:value-type="float">
            <text:p>14.87449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03918984" calcext:value-type="float">
            <text:p>14.820391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72117968" calcext:value-type="float">
            <text:p>14.77721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6357968" calcext:value-type="float">
            <text:p>14.740635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97138984" calcext:value-type="float">
            <text:p>14.72971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61858984" calcext:value-type="float">
            <text:p>14.69618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04658984" calcext:value-type="float">
            <text:p>14.65046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4118984" calcext:value-type="float">
            <text:p>14.599411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93737968" calcext:value-type="float">
            <text:p>14.54937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39357968" calcext:value-type="float">
            <text:p>14.473935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182" calcext:value-type="float">
            <text:p>14.4101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2082" calcext:value-type="float">
            <text:p>14.3720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90898984" calcext:value-type="float">
            <text:p>14.30908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4358" calcext:value-type="float">
            <text:p>14.2943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83837968" calcext:value-type="float">
            <text:p>14.24838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24757968" calcext:value-type="float">
            <text:p>14.222475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8242" calcext:value-type="float">
            <text:p>14.128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4996" calcext:value-type="float">
            <text:p>14.064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802" calcext:value-type="float">
            <text:p>14.0368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1478984" calcext:value-type="float">
            <text:p>14.01114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71117968" calcext:value-type="float">
            <text:p>13.97711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27558984" calcext:value-type="float">
            <text:p>13.92275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1457968" calcext:value-type="float">
            <text:p>13.868145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3254" calcext:value-type="float">
            <text:p>13.843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31375648" calcext:value-type="float">
            <text:p>13.793137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2598984" calcext:value-type="float">
            <text:p>13.76425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93677968" calcext:value-type="float">
            <text:p>13.73936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8917968" calcext:value-type="float">
            <text:p>13.74089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08258984" calcext:value-type="float">
            <text:p>13.72082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3137968" calcext:value-type="float">
            <text:p>13.68831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4838984" calcext:value-type="float">
            <text:p>13.65148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9706" calcext:value-type="float">
            <text:p>13.6497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03358984" calcext:value-type="float">
            <text:p>13.61033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73437968" calcext:value-type="float">
            <text:p>13.54734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6356" calcext:value-type="float">
            <text:p>13.516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23198984" calcext:value-type="float">
            <text:p>13.48231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41917968" calcext:value-type="float">
            <text:p>13.47419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52357968" calcext:value-type="float">
            <text:p>13.445235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90738984" calcext:value-type="float">
            <text:p>13.41907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0052" calcext:value-type="float">
            <text:p>13.370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00797968" calcext:value-type="float">
            <text:p>13.34007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62978984" calcext:value-type="float">
            <text:p>13.30629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2412" calcext:value-type="float">
            <text:p>13.202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5554" calcext:value-type="float">
            <text:p>13.1955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7454" calcext:value-type="float">
            <text:p>13.1574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57074344" calcext:value-type="float">
            <text:p>13.135707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78577968" calcext:value-type="float">
            <text:p>13.08785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1857968" calcext:value-type="float">
            <text:p>13.045185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2817968" calcext:value-type="float">
            <text:p>13.05128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28057968" calcext:value-type="float">
            <text:p>13.052805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73118984" calcext:value-type="float">
            <text:p>13.037311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03598984" calcext:value-type="float">
            <text:p>13.04035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97577968" calcext:value-type="float">
            <text:p>13.04975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8394" calcext:value-type="float">
            <text:p>13.058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74158984" calcext:value-type="float">
            <text:p>13.1074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3258984" calcext:value-type="float">
            <text:p>13.14932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8197968" calcext:value-type="float">
            <text:p>13.16481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1878984" calcext:value-type="float">
            <text:p>13.18818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68337968" calcext:value-type="float">
            <text:p>13.27683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9178984" calcext:value-type="float">
            <text:p>13.31391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2338" calcext:value-type="float">
            <text:p>13.372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0758984" calcext:value-type="float">
            <text:p>13.43507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74658984" calcext:value-type="float">
            <text:p>13.50746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217" calcext:value-type="float">
            <text:p>13.552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08717968" calcext:value-type="float">
            <text:p>13.58087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81438984" calcext:value-type="float">
            <text:p>13.59814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5818984" calcext:value-type="float">
            <text:p>13.673581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89817968" calcext:value-type="float">
            <text:p>13.69898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86057968" calcext:value-type="float">
            <text:p>13.738605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9957968" calcext:value-type="float">
            <text:p>13.810995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1636" calcext:value-type="float">
            <text:p>13.851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05257968" calcext:value-type="float">
            <text:p>13.860525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3358" calcext:value-type="float">
            <text:p>13.9133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22018984" calcext:value-type="float">
            <text:p>14.062201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67457968" calcext:value-type="float">
            <text:p>14.096745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1638984" calcext:value-type="float">
            <text:p>14.13916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62857968" calcext:value-type="float">
            <text:p>14.226285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2542" calcext:value-type="float">
            <text:p>14.242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46118984" calcext:value-type="float">
            <text:p>14.294611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51577968" calcext:value-type="float">
            <text:p>14.34515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5798" calcext:value-type="float">
            <text:p>14.3857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41518984" calcext:value-type="float">
            <text:p>14.424151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45378984" calcext:value-type="float">
            <text:p>14.46453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8917968" calcext:value-type="float">
            <text:p>14.50289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3578984" calcext:value-type="float">
            <text:p>14.54835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36637968" calcext:value-type="float">
            <text:p>14.58366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5578984" calcext:value-type="float">
            <text:p>14.62455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9262" calcext:value-type="float">
            <text:p>14.6692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7268" calcext:value-type="float">
            <text:p>14.717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03918984" calcext:value-type="float">
            <text:p>14.820391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97997968" calcext:value-type="float">
            <text:p>14.90979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6442" calcext:value-type="float">
            <text:p>14.966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4337968" calcext:value-type="float">
            <text:p>15.02943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76815648" calcext:value-type="float">
            <text:p>15.097681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83157968" calcext:value-type="float">
            <text:p>15.228315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51837968" calcext:value-type="float">
            <text:p>15.31518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94178984" calcext:value-type="float">
            <text:p>15.40941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31438984" calcext:value-type="float">
            <text:p>15.50314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0332" calcext:value-type="float">
            <text:p>15.61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3297968" calcext:value-type="float">
            <text:p>15.72132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52437968" calcext:value-type="float">
            <text:p>15.79524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49998984" calcext:value-type="float">
            <text:p>15.87499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14537968" calcext:value-type="float">
            <text:p>15.95145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81618984" calcext:value-type="float">
            <text:p>16.028161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95078984" calcext:value-type="float">
            <text:p>16.12950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5297968" calcext:value-type="float">
            <text:p>16.17852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1466" calcext:value-type="float">
            <text:p>16.3014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48718984" calcext:value-type="float">
            <text:p>16.374871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3772" calcext:value-type="float">
            <text:p>16.463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3594" calcext:value-type="float">
            <text:p>16.5635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51557968" calcext:value-type="float">
            <text:p>16.615155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6437968" calcext:value-type="float">
            <text:p>16.70964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87037968" calcext:value-type="float">
            <text:p>16.80870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92218984" calcext:value-type="float">
            <text:p>16.889221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41517968" calcext:value-type="float">
            <text:p>16.96415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1617968" calcext:value-type="float">
            <text:p>17.04416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9658984" calcext:value-type="float">
            <text:p>17.12696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358" calcext:value-type="float">
            <text:p>17.213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16518984" calcext:value-type="float">
            <text:p>17.281651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1878984" calcext:value-type="float">
            <text:p>17.37918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027" calcext:value-type="float">
            <text:p>17.400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83977968" calcext:value-type="float">
            <text:p>17.40839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2462" calcext:value-type="float">
            <text:p>17.4124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33838984" calcext:value-type="float">
            <text:p>17.42338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3818984" calcext:value-type="float">
            <text:p>17.407381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35437968" calcext:value-type="float">
            <text:p>17.43354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4497968" calcext:value-type="float">
            <text:p>17.44344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2754" calcext:value-type="float">
            <text:p>17.4627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02137968" calcext:value-type="float">
            <text:p>17.46021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266" calcext:value-type="float">
            <text:p>17.472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73918984" calcext:value-type="float">
            <text:p>17.487391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1428" calcext:value-type="float">
            <text:p>17.521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88977968" calcext:value-type="float">
            <text:p>17.59889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20778984" calcext:value-type="float">
            <text:p>17.64207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3377968" calcext:value-type="float">
            <text:p>17.69033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3738984" calcext:value-type="float">
            <text:p>17.72437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1458" calcext:value-type="float">
            <text:p>17.7614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93037968" calcext:value-type="float">
            <text:p>17.79930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3754" calcext:value-type="float">
            <text:p>17.8437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4234" calcext:value-type="float">
            <text:p>17.874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3478984" calcext:value-type="float">
            <text:p>17.89734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10357968" calcext:value-type="float">
            <text:p>17.941035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9766" calcext:value-type="float">
            <text:p>17.939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653" calcext:value-type="float">
            <text:p>17.956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67838984" calcext:value-type="float">
            <text:p>17.95678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66898984" calcext:value-type="float">
            <text:p>17.96668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6117968" calcext:value-type="float">
            <text:p>17.97761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38017968" calcext:value-type="float">
            <text:p>17.97380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1122" calcext:value-type="float">
            <text:p>18.121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38922608" calcext:value-type="float">
            <text:p>17.953892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47798984" calcext:value-type="float">
            <text:p>17.92477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7957968" calcext:value-type="float">
            <text:p>17.925795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7668" calcext:value-type="float">
            <text:p>17.917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17318984" calcext:value-type="float">
            <text:p>17.921731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5862" calcext:value-type="float">
            <text:p>17.945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9598" calcext:value-type="float">
            <text:p>18.119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82797968" calcext:value-type="float">
            <text:p>17.98827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8218984" calcext:value-type="float">
            <text:p>17.879821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61717968" calcext:value-type="float">
            <text:p>17.88617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51277968" calcext:value-type="float">
            <text:p>17.91512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11497968" calcext:value-type="float">
            <text:p>18.09114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6446" calcext:value-type="float">
            <text:p>18.0464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6342" calcext:value-type="float">
            <text:p>17.976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2577968" calcext:value-type="float">
            <text:p>17.81225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174" calcext:value-type="float">
            <text:p>17.7751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3798984" calcext:value-type="float">
            <text:p>17.77237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58697968" calcext:value-type="float">
            <text:p>17.7558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079" calcext:value-type="float">
            <text:p>17.750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698" calcext:value-type="float">
            <text:p>17.746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1057968" calcext:value-type="float">
            <text:p>17.739105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174" calcext:value-type="float">
            <text:p>17.731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834" calcext:value-type="float">
            <text:p>17.7218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022" calcext:value-type="float">
            <text:p>17.7020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1798984" calcext:value-type="float">
            <text:p>17.69617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95757968" calcext:value-type="float">
            <text:p>17.689575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2972" calcext:value-type="float">
            <text:p>17.682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1457968" calcext:value-type="float">
            <text:p>17.678145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72238984" calcext:value-type="float">
            <text:p>17.66722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96038984" calcext:value-type="float">
            <text:p>17.65960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7990652" calcext:value-type="float">
            <text:p>17.627990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5916" calcext:value-type="float">
            <text:p>17.615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71198984" calcext:value-type="float">
            <text:p>17.59711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56898984" calcext:value-type="float">
            <text:p>17.58568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52757968" calcext:value-type="float">
            <text:p>17.575275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0198984" calcext:value-type="float">
            <text:p>17.55901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0817968" calcext:value-type="float">
            <text:p>17.54708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7477968" calcext:value-type="float">
            <text:p>17.54174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04117968" calcext:value-type="float">
            <text:p>17.52041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2518984" calcext:value-type="float">
            <text:p>17.510251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05997968" calcext:value-type="float">
            <text:p>17.50059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58678984" calcext:value-type="float">
            <text:p>17.48586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9518" calcext:value-type="float">
            <text:p>17.4795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91038984" calcext:value-type="float">
            <text:p>17.46910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15778984" calcext:value-type="float">
            <text:p>17.45157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88777968" calcext:value-type="float">
            <text:p>17.43887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20197968" calcext:value-type="float">
            <text:p>17.43201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8558" calcext:value-type="float">
            <text:p>17.4185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99217968" calcext:value-type="float">
            <text:p>17.40992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2556" calcext:value-type="float">
            <text:p>17.402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21418984" calcext:value-type="float">
            <text:p>17.392141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37598984" calcext:value-type="float">
            <text:p>17.38375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8266" calcext:value-type="float">
            <text:p>17.3682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455" calcext:value-type="float">
            <text:p>17.354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21037968" calcext:value-type="float">
            <text:p>17.34210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21037968" calcext:value-type="float">
            <text:p>17.34210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97518984" calcext:value-type="float">
            <text:p>17.319751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00997968" calcext:value-type="float">
            <text:p>17.31009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68918984" calcext:value-type="float">
            <text:p>17.296891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11437968" calcext:value-type="float">
            <text:p>17.28114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4598984" calcext:value-type="float">
            <text:p>17.26945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51417968" calcext:value-type="float">
            <text:p>17.26514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18398984" calcext:value-type="float">
            <text:p>17.26183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9394" calcext:value-type="float">
            <text:p>17.249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07577968" calcext:value-type="float">
            <text:p>17.24075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7557968" calcext:value-type="float">
            <text:p>17.224755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8246" calcext:value-type="float">
            <text:p>17.208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3674" calcext:value-type="float">
            <text:p>17.203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66557968" calcext:value-type="float">
            <text:p>17.186655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5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0814" calcext:value-type="float">
            <text:p>17.180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4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06537968" calcext:value-type="float">
            <text:p>17.17065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4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22717968" calcext:value-type="float">
            <text:p>17.16227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4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40777968" calcext:value-type="float">
            <text:p>17.13407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4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7738984" calcext:value-type="float">
            <text:p>17.11477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4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2234" calcext:value-type="float">
            <text:p>17.112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4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946" calcext:value-type="float">
            <text:p>17.0939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4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00697968" calcext:value-type="float">
            <text:p>17.0700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4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01637968" calcext:value-type="float">
            <text:p>17.06016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4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48297968" calcext:value-type="float">
            <text:p>17.05482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4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3818984" calcext:value-type="float">
            <text:p>17.026381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4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2506" calcext:value-type="float">
            <text:p>17.0025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4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4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60898984" calcext:value-type="float">
            <text:p>16.97608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4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4933304" calcext:value-type="float">
            <text:p>16.9649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4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73877968" calcext:value-type="float">
            <text:p>16.94738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4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03698984" calcext:value-type="float">
            <text:p>16.93036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4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84317968" calcext:value-type="float">
            <text:p>16.91843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4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91278984" calcext:value-type="float">
            <text:p>16.89912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4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24578984" calcext:value-type="float">
            <text:p>16.87245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4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44237968" calcext:value-type="float">
            <text:p>16.85442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4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962" calcext:value-type="float">
            <text:p>16.840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4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8676" calcext:value-type="float">
            <text:p>16.838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4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7246" calcext:value-type="float">
            <text:p>16.827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4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5617968" calcext:value-type="float">
            <text:p>16.81556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4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4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43197968" calcext:value-type="float">
            <text:p>16.78431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4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98417968" calcext:value-type="float">
            <text:p>16.76984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4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20618984" calcext:value-type="float">
            <text:p>16.752061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4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39337968" calcext:value-type="float">
            <text:p>16.74393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4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1234" calcext:value-type="float">
            <text:p>16.731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4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65017968" calcext:value-type="float">
            <text:p>16.71650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4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51657968" calcext:value-type="float">
            <text:p>16.695165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4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351" calcext:value-type="float">
            <text:p>16.653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4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4366" calcext:value-type="float">
            <text:p>16.6443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4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17598984" calcext:value-type="float">
            <text:p>16.62175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4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34718984" calcext:value-type="float">
            <text:p>16.603471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4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5317968" calcext:value-type="float">
            <text:p>16.57553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4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1798984" calcext:value-type="float">
            <text:p>16.55317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4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7157968" calcext:value-type="float">
            <text:p>16.523715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4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86637968" calcext:value-type="float">
            <text:p>16.48866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4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6938984" calcext:value-type="float">
            <text:p>16.47469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4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8517968" calcext:value-type="float">
            <text:p>16.46885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4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4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4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4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4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4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4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4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4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4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4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4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4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4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4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3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3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3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3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3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3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3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2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2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2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2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2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2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2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2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2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2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2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1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1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1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1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0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0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10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09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09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09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09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08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08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08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08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07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07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07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07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06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06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05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05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05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04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04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04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04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03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03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03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02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02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02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01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01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01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01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01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01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01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00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00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00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00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00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00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00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00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00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00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00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2000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1999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1999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1999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1999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1999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1999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1999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1999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1999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1999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1999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1998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1998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1998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1998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1998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1998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1998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1998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1998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1998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1998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1997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1997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1997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1996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1996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1996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1996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1996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1996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1996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1996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1996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1995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1995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1995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1995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1994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1994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1994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1994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1993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1993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050</text:p>
          </table:table-cell>
          <table:table-cell office:value-type="string" calcext:value-type="string">
            <text:p>1957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0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16" meta:object-count="0"/>
    <meta:user-defined meta:name="AppVersion">3.0</meta:user-defined>
  </office:meta>
</office:document-meta>
</file>